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dcinek 19</text:p>
      <text:p text:style-name="P1"/>
      <text:p text:style-name="P1">Czy odcinek z Rarity może być zły? Oczywiście, że nie! Czy “It Isn’t the Mane Thing About You” jest doskonały? Do tego trochę mu brakuje. Największą wpadką jest to, że Twilight i Starlight nie potrafią sobie poradzić z naprawieniem grzywy Rarity. Po raz kolejny mści się na twórcach obsadzenie w jednej z głównych ról przesadnie potężnej postaci i jednoczesna niechęć do rozwiązywania wszystkich problemów przy pomocy tej jednej bohaterki. Na szczęście odcinek ratuje skłonna do przesadnego dramatyzmu i doskonale zdubbingowana Rarity. Jej wyszukane i elokwentne teksty to jeden z jaśniejszych punktów serialu. Dobrze wypadł jej duet z Pinkie, gdzie pełniła funkcję głosu rozsądku i przeciwwagi dla różowej klaczy. Co ciekawe, sama Pinkie również wypadła nieźle, choć zwykle w odcinkach z najnowszych sezonów mnie drażni. Tym razem, mimo że wszystko, co robiła Pinkie Pie, było zupełnie bezsensowne, było też zabawne. Podobały mi się gagi takie, jak odklejanie dzieciaków Cake od podłogi łomem czy brak ogarnięcia w rozmowie z Zecorą. Jeśli chodzi o punkt zwrotny odcinka, czyli punkową Rarity, to mogę się tylko dołączyć do płynących z fandomu głosów zachwytu. Podoba mi się też przesłanie tego odcinka, które mówi, że to, jak inni cię postrzegają, zależy nie od tego, jak wyglądasz, a od tego, jak sama potrafisz się zaprezentować. Oczywiście, w rzeczywistości Pianka nie mogłaby z tego, co jej zostało na głowie, zrobić takiej fantazyjnej fryzury i musiałaby po prostu ściąć wszystko maszynką. Tylko że obcięta na zapałkę Rarity wciąż nie prezentowałaby się jak dziecko po chemioterapii, tylko jak Amber Rose – modelka, która uczyniwszy z takiej fryzury swój znak firmowy, udowadnia, że krótkie włosy, czy niemal ich brak, nic nie ujmują kobiecości.</text:p>
      <text:p text:style-name="P1"/>
      <text:p text:style-name="P1">Odcinek 20</text:p>
      <text:p text:style-name="P1"/>
      <text:p text:style-name="P1">Całkiem przyjemny odcinek przygodowy z akcją niepozwalającą się nudzić, choć zmierzającą do łatwego do przewidzenia rezultatu. Motyw choroby jest, jeśli się nad tym zastanowić, dość mroczny, bo powolna zamiana w drzewo jest gorsza od śmierci. Swoją drogą Zecora musiała mieć wyjątkowego pecha, bo wygląda na to, że poza Hayseed Swamp (które wygląda na wymarłe – ciekawe, dlaczego), roślina wywołująca bagienną gorączkę jest równie łatwa do znalezienia, co Barszcz Sosnowskiego w Polsce. Fluttershy po raz kolejny pokazuje, że jest jedyną z całej szóstki, która się rozwija, zamiast uwsteczniać. Na wstępie robi wrażenie przeprowadzeniem kwerendy godnej Twilight z pierwszego sezonu (sama zaś Twilight zaskakuje niechęcią do zarwania nocki nad książkami), później nie przestaje pozytywnie zaskakiwać zaangażowaniem i pomysłowością.</text:p>
      <text:p text:style-name="P1">Spodobała mi się również, znana z komiksowej serii Legends of Magic, Mage Meadowbrook. Jest sympatyczna, odważna i ma oryginalny design. Co do Twilight, to nie tylko wykazała się nietypowym dla siebie brakiem ADHD i opanowaniem, ale po raz kolejny wstrzymała się z użyciem magii do rozwiązania problemu. Najwyraźniej musimy się przyzwyczaić do tego, że Twilight, od kiedy dostała skrzydła, funkcjonuje w dwóch trybach: potężnej czarodziejki w starterach i finałach sezonów oraz nieogarniętej księżniczki do niczego w odcinkach pokazujących codzienne życie kucyków. Takie są konsekwencje wprowadzenia postaci o ogromnych nadprzyrodzonych możliwościach do fabuł, które traktują o rozwiązywaniu dość prozaicznych problemów. Być może Twilight, skoro ma możliwości porównywalne z Celestią i Luną, powinna zająć miejsce tam, gdzie one, czyli w tle. Dodatkowo na plus ścieżka dźwiękowa towarzysząca poczynaniom Meadowbrook.</text:p>
      <text:p text:style-name="P1"/>
      <text:p text:style-name="P1">Odcinek 21</text:p>
      <text:p text:style-name="P1"/>
      <text:p text:style-name="P1">Najmocniejszym punktem tego odcinka była rysująca kółka Kettle Corn. Życzę jej, aby kiedyś doczekała się własnej galerii, a jej dzieła osiągały wartość milionów bitów. Plusem jest też nadanie nieco charakteru dwóm kucom tła: Rumble’owi i Thunderlane’owi. Co do głównego problemu odcinka, czyli nieinteresującego się niczym poza lataniem Rumble’a i wysiłkami podejmowanymi przez CMC, to moim zdaniem cały dramat jest wydumany, a członkinie Znaczkowej Ligi pokazały, że absolutnie niczego się nie nauczyły. W końcu przez cały odcinek robiły to samo, co przez ostatnie sześć sezonów i co nigdy nie działało. Co zaś do Rumble’a, to jedną z gorszych rzeczy, jakie można zrobić dziecku, jest narzucanie mu zajęć i zainteresowań tak, że nie ma już miejsca na samodzielne odkrywanie, decydowanie i owszem, również popełnianie błędów. To samo w prawdziwym świecie robią rodzice, którzy swoim dzieciom zagospodarowują czas różnymi dodatkowymi zajęciami do tego stopnia, że nie starcza go już na to, żeby zwyczajnie się ponudzić. Rumble chciał ćwiczyć latanie, a zamiast tego kazano mu rzucać podkowami. Nic dziwnego, że się zbuntował, choć po dziecięcemu, w głupi sposób. Swoją drogą, ogierek ma nieco racji: Thunderlane choćby i chciał, nigdy nie znajdzie pracy jako kucharz, bo każdy właściciel restauracji będzie wolał zamiast niego przyjąć kuca z nożem i widelcem albo tłuczkiem do mięsa na zadzie. </text:p>
      <text:p text:style-name="P1"/>
      <text:p text:style-name="P1">Odcinek 22</text:p>
      <text:p text:style-name="P1"/>
      <text:p text:style-name="P1">Rzadko to mówię, ale nie podobał mi się ten odcinek. Rodzice Twilight wyszli na głupich nie tylko dlatego, że nie czytają małego druku, ale też dlatego, że nie ogarnęli, że Twilight się wcale tak dobrze nie bawi. Sama Twilight po raz kolejny udowodniła, że jako księżniczka przyjaźni się uwstecznia. Pokazała całkowity brak asertywności, a do tego bezmyślność, bo ten problem można było rozwiązać na mnóstwo sposobów – choćby na samym początku ogłaszając pasażerom sterowca, że może ich zabawiać, ale potrzebuje też czasu dla siebie i nie zgadzając się na nowe pomysły Iron Willa. Odcinek wiele by zyskał, gdyby Shining Armor naprawdę zwymiotował, a nie tylko biegał z zieloną mordą, choć z drugiej strony, taki przebieg wydarzeń dałby wiele do myślenia na temat anatomii kucyków.</text:p>
      <text:p text:style-name="P1"/>
      <text:p text:style-name="P1">Odcinek 25/26</text:p>
      <text:p text:style-name="P1"/>
      <text:p text:style-name="P1">Świetny finał! Dostaliśmy mnóstwo wiedzy o kanonie, ładnie pokazaną magię, porządnego demona, porządne egzorcyzmy (szczególnie scena w brzuchu Stygiana zrobiła na mnie wrażenie) i postacie towarzyszące, które miały więcej głębi, niż te z filmu. Do tego dekoracje są klimatyczne, a fabuła nie gna naprzód, jak to zwykle bywa w finałach (choć chwilami było o krok od przesady w drugą stronę: zaklęcie rzucone przez Starswirla i spółkę było wyjaśniane trzy razy, a fragment pomiędzy zabraniem elementów z drzewa harmonii a konfrontacją ze Stygianem nieco się dłużył. Jak zwykle świetnie wypadła Starlight Glimmer, która pokazała, że to ona zasługuje na tytuł księżniczki przyjaźni i jak zwykle całą chwałę zgarnęła Twiligh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963" meta:character-count="6445" meta:non-whitespace-character-count="5489"/>
    <meta:generator>LibreOfficeDev/5.1.0.3$Linux_X86_64 LibreOffice_project/</meta:generator>
  </office:meta>
</office:document-meta>
</file>